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4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</dc:date><text:p text:style-name="P4"><text:span text:style-name="T1">do text</text:span></text:p><text:p text:style-name="P4"><text:span text:style-name="T1">from table(rt.modules.finan.ItemsByPaymentOrder.request(master_instance=</text:span><text:span text:style-name="T2">obj</text:span><text:span text:style-name="T1">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90.01mm" table:align="margins"/>
    </style:style>
    <style:style style:name="Table1.A" style:family="table-column">
      <style:table-column-properties style:column-width="38.66mm" style:rel-column-width="13333*"/>
    </style:style>
    <style:style style:name="Table1.B" style:family="table-column">
      <style:table-column-properties style:column-width="116.52mm" style:rel-column-width="40187*"/>
    </style:style>
    <style:style style:name="Table1.C" style:family="table-column">
      <style:table-column-properties style:column-width="34.84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14.99mm" fo:margin-bottom="10mm" fo:margin-left="10mm" fo:margin-right="1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obj" text:string-value-if-false="">obj</text:conditional-text></text:p>
            </table:table-cell>
            <table:table-cell office:value-type="string">
              <text:p text:style-name="MP3"><text:conditional-text text:condition="ooow:true" text:string-value-if-true="_(&quot;Page&quot;)" text:string-value-if-false="">_("Page")</text:conditional-text> <text:page-number text:select-page="current">1</text:page-number> <text:conditional-text text:condition="ooow:true" text:string-value-if-true="_(&quot;of&quot;)" text:string-value-if-false="">_("of")</text:conditional-text> <text:page-count>1</text:page-count><text:line-break/><text:date style:data-style-name="N106" text:date-value="2016-04-12T18:12:52.631926182">12/4/16</text:date> <text:time style:data-style-name="N41" text:time-value="2016-04-12T18:12:52.632146207">17:16:48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6-04-12T18:12:52.547891500</dc:date>
    <meta:editing-duration>PT1H23M21S</meta:editing-duration>
    <meta:editing-cycles>39</meta:editing-cycles>
    <meta:generator>LibreOffice/4.2.8.2$Linux_X86_64 LibreOffice_project/420m0$Build-2</meta:generator>
    <meta:document-statistic meta:table-count="1" meta:image-count="0" meta:object-count="0" meta:page-count="1" meta:paragraph-count="4" meta:word-count="9" meta:character-count="75" meta:non-whitespace-character-count="69"/>
  </office:meta>
</office:document-meta>
</file>